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e28a" officeooo:paragraph-rsid="000ae28a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28a" officeooo:paragraph-rsid="000ae2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755e" officeooo:paragraph-rsid="000c755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f46e" officeooo:paragraph-rsid="000df46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e9de" officeooo:paragraph-rsid="000fe9d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afab" officeooo:paragraph-rsid="0014afa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ab0f" officeooo:paragraph-rsid="0017ab0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ae28a" officeooo:paragraph-rsid="000ae28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6pt" officeooo:rsid="000ae28a" officeooo:paragraph-rsid="000ae28a" style:font-size-asian="14pt" style:font-size-complex="16pt"/>
    </style:style>
    <style:style style:name="T1" style:family="text">
      <style:text-properties officeooo:rsid="0010d09b"/>
    </style:style>
    <style:style style:name="T2" style:family="text">
      <style:text-properties officeooo:rsid="00122458"/>
    </style:style>
    <style:style style:name="T3" style:family="text">
      <style:text-properties officeooo:rsid="00136e42"/>
    </style:style>
    <style:style style:name="T4" style:family="text">
      <style:text-properties officeooo:rsid="001483f5"/>
    </style:style>
    <style:style style:name="T5" style:family="text">
      <style:text-properties officeooo:rsid="0014afab"/>
    </style:style>
    <style:style style:name="T6" style:family="text">
      <style:text-properties officeooo:rsid="0017ab0f"/>
    </style:style>
    <style:style style:name="T7" style:family="text">
      <style:text-properties officeooo:rsid="0018c7b8"/>
    </style:style>
    <style:style style:name="T8" style:family="text">
      <style:text-properties officeooo:rsid="001996cf"/>
    </style:style>
    <style:style style:name="T9" style:family="text">
      <style:text-properties officeooo:rsid="0019e6e0"/>
    </style:style>
    <style:style style:name="T10" style:family="text">
      <style:text-properties officeooo:rsid="001ac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üçük Labirent</text:p>
      <text:p text:style-name="P2"/>
      <text:p text:style-name="P2">Mürettebatından <text:span text:style-name="T1">Ali</text:span> isimli bir korsan, Kabasakal’ın tuzağına düştü ve bir labirentte mahsur kaldı. Bu labirentten çıkmasına yardım etmen lazım.</text:p>
      <text:p text:style-name="P9">Girdi:</text:p>
      <text:p text:style-name="P2"/>
      <text:p text:style-name="P2">İlk satır <text:span text:style-name="T10">iki</text:span> sayıdan oluşuyor: n <text:span text:style-name="T1">ve m</text:span>. Satır <text:span text:style-name="T1">ve</text:span> Sütun sayısı.</text:p>
      <text:p text:style-name="P2">Sonraki n satır boyunca labirent var. s1 – s2 - … - sn.</text:p>
      <text:p text:style-name="P2"/>
      <text:p text:style-name="P2">Labirentin duvarları “<text:span text:style-name="T2">#”</text:span> ile temsil edilirken yollar ise “<text:span text:style-name="T9">0</text:span>” ile temsil edilir. <text:s/><text:span text:style-name="T3">Ali</text:span> “A” ile temsil edilirken çıkış “B” ile temsil edilir.</text:p>
      <text:p text:style-name="P2"/>
      <text:p text:style-name="P9">Çıktı:</text:p>
      <text:p text:style-name="P9"/>
      <text:p text:style-name="P6">Eğer çıkış yolu yoksa ekrana -1 yazdırın.</text:p>
      <text:p text:style-name="P2"><text:span text:style-name="T4">Aksi halde i</text:span>lk satırda <text:span text:style-name="T5">Ali’nin</text:span> alabileceği en kısa yolun uzunluğu olmalı.</text:p>
      <text:p text:style-name="P2">Sonraki satırda ise <text:span text:style-name="T5">Ali’nin</text:span> gideceği yol olmalıdır.</text:p>
      <text:p text:style-name="P2">Yukarı için “U”, Aşağı için “D”, Sağ için “R” ve Sol için “L”.</text:p>
      <text:p text:style-name="P5">Birden fazla çevap varsa istediğinizi ekrana yazdırabilirsiniz.</text:p>
      <text:p text:style-name="P2"/>
      <text:p text:style-name="P9">Örnek 1:</text:p>
      <text:p text:style-name="P9"/>
      <text:p text:style-name="P8">Girdi:</text:p>
      <text:p text:style-name="P9"/>
      <text:p text:style-name="P2">5 5 0</text:p>
      <text:p text:style-name="P2">#####</text:p>
      <text:p text:style-name="P2">#A<text:span text:style-name="T8">00</text:span>#</text:p>
      <text:p text:style-name="P2">###<text:span text:style-name="T8">0</text:span>#</text:p>
      <text:p text:style-name="P2">#B<text:span text:style-name="T8">00</text:span>#</text:p>
      <text:p text:style-name="P2">#####</text:p>
      <text:p text:style-name="P2"/>
      <text:p text:style-name="P2">Çıktı:</text:p>
      <text:p text:style-name="P2"/>
      <text:p text:style-name="P2">6</text:p>
      <text:p text:style-name="P2">RRDDL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Örnek 2:</text:p>
      <text:p text:style-name="P9"/>
      <text:p text:style-name="P8"><text:soft-page-break/>Girdi:</text:p>
      <text:p text:style-name="P9"/>
      <text:p text:style-name="P2">7 7 10</text:p>
      <text:p text:style-name="P2">#######</text:p>
      <text:p text:style-name="P2">#<text:span text:style-name="T6">A00#B</text:span>#</text:p>
      <text:p text:style-name="P2">#<text:span text:style-name="T6">##0#0</text:span>#</text:p>
      <text:p text:style-name="P2">#<text:span text:style-name="T6">00000</text:span>#</text:p>
      <text:p text:style-name="P2">#<text:span text:style-name="T6">0###0</text:span>#</text:p>
      <text:p text:style-name="P2">#<text:span text:style-name="T6">00000</text:span>#</text:p>
      <text:p text:style-name="P2">#######</text:p>
      <text:p text:style-name="P2"/>
      <text:p text:style-name="P2">Çıktı:</text:p>
      <text:p text:style-name="P2"/>
      <text:p text:style-name="P7">8</text:p>
      <text:p text:style-name="P7">RRD<text:span text:style-name="T7">DRRU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2:15:18.263431292</meta:creation-date>
    <dc:date>2024-02-07T14:26:52.176183189</dc:date>
    <meta:editing-duration>PT1H57M2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144" meta:character-count="855" meta:non-whitespace-character-count="745"/>
  </office:meta>
</office:document-meta>
</file>